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3cm"/>
    </style:style>
    <style:style style:name="co2" style:family="table-column">
      <style:table-column-properties fo:break-before="auto" style:column-width="3.425cm"/>
    </style:style>
    <style:style style:name="co3" style:family="table-column">
      <style:table-column-properties fo:break-before="auto" style:column-width="13.256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4.624cm"/>
    </style:style>
    <style:style style:name="co7" style:family="table-column">
      <style:table-column-properties fo:break-before="auto" style:column-width="5.69cm"/>
    </style:style>
    <style:style style:name="co8" style:family="table-column">
      <style:table-column-properties fo:break-before="auto" style:column-width="4.373cm"/>
    </style:style>
    <style:style style:name="co9" style:family="table-column">
      <style:table-column-properties fo:break-before="auto" style:column-width="25.084cm"/>
    </style:style>
    <style:style style:name="co10" style:family="table-column">
      <style:table-column-properties fo:break-before="auto" style:column-width="1.605cm"/>
    </style:style>
    <style:style style:name="co11" style:family="table-column">
      <style:table-column-properties fo:break-before="auto" style:column-width="4.265cm"/>
    </style:style>
    <style:style style:name="co12" style:family="table-column">
      <style:table-column-properties fo:break-before="auto" style:column-width="3.798cm"/>
    </style:style>
    <style:style style:name="co13" style:family="table-column">
      <style:table-column-properties fo:break-before="auto" style:column-width="13.06cm"/>
    </style:style>
    <style:style style:name="co14" style:family="table-column">
      <style:table-column-properties fo:break-before="auto" style:column-width="1.235cm"/>
    </style:style>
    <style:style style:name="co15" style:family="table-column">
      <style:table-column-properties fo:break-before="auto" style:column-width="14.547cm"/>
    </style:style>
    <style:style style:name="co16" style:family="table-column">
      <style:table-column-properties fo:break-before="auto" style:column-width="2.845cm"/>
    </style:style>
    <style:style style:name="co17" style:family="table-column">
      <style:table-column-properties fo:break-before="auto" style:column-width="15.958cm"/>
    </style:style>
    <style:style style:name="co18" style:family="table-column">
      <style:table-column-properties fo:break-before="auto" style:column-width="1.081cm"/>
    </style:style>
    <style:style style:name="co19" style:family="table-column">
      <style:table-column-properties fo:break-before="auto" style:column-width="3.642cm"/>
    </style:style>
    <style:style style:name="co20" style:family="table-column">
      <style:table-column-properties fo:break-before="auto" style:column-width="6.366cm"/>
    </style:style>
    <style:style style:name="co21" style:family="table-column">
      <style:table-column-properties fo:break-before="auto" style:column-width="12.109cm"/>
    </style:style>
    <style:style style:name="co22" style:family="table-column">
      <style:table-column-properties fo:break-before="auto" style:column-width="15.796cm"/>
    </style:style>
    <style:style style:name="co23" style:family="table-column">
      <style:table-column-properties fo:break-before="auto" style:column-width="3.071cm"/>
    </style:style>
    <style:style style:name="co24" style:family="table-column">
      <style:table-column-properties fo:break-before="auto" style:column-width="6.69cm"/>
    </style:style>
    <style:style style:name="co25" style:family="table-column">
      <style:table-column-properties fo:break-before="auto" style:column-width="1.131cm"/>
    </style:style>
    <style:style style:name="co26" style:family="table-column">
      <style:table-column-properties fo:break-before="auto" style:column-width="15.383cm"/>
    </style:style>
    <style:style style:name="co27" style:family="table-column">
      <style:table-column-properties fo:break-before="auto" style:column-width="2.999cm"/>
    </style:style>
    <style:style style:name="co28" style:family="table-column">
      <style:table-column-properties fo:break-before="auto" style:column-width="7.611cm"/>
    </style:style>
    <style:style style:name="co29" style:family="table-column">
      <style:table-column-properties fo:break-before="auto" style:column-width="1.109cm"/>
    </style:style>
    <style:style style:name="co30" style:family="table-column">
      <style:table-column-properties fo:break-before="auto" style:column-width="3.103cm"/>
    </style:style>
    <style:style style:name="co31" style:family="table-column">
      <style:table-column-properties fo:break-before="auto" style:column-width="2.926cm"/>
    </style:style>
    <style:style style:name="co32" style:family="table-column">
      <style:table-column-properties fo:break-before="auto" style:column-width="9.474cm"/>
    </style:style>
    <style:style style:name="co33" style:family="table-column">
      <style:table-column-properties fo:break-before="auto" style:column-width="1.12cm"/>
    </style:style>
    <style:style style:name="co34" style:family="table-column">
      <style:table-column-properties fo:break-before="auto" style:column-width="2.983cm"/>
    </style:style>
    <style:style style:name="co35" style:family="table-column">
      <style:table-column-properties fo:break-before="auto" style:column-width="3.344cm"/>
    </style:style>
    <style:style style:name="co36" style:family="table-column">
      <style:table-column-properties fo:break-before="auto" style:column-width="9.013cm"/>
    </style:style>
    <style:style style:name="co37" style:family="table-column">
      <style:table-column-properties fo:break-before="auto" style:column-width="2.279cm"/>
    </style:style>
    <style:style style:name="co38" style:family="table-column">
      <style:table-column-properties fo:break-before="auto" style:column-width="3.967cm"/>
    </style:style>
    <style:style style:name="co39" style:family="table-column">
      <style:table-column-properties fo:break-before="auto" style:column-width="7.2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9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37"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 style:data-style-name="N37">
      <style:text-properties fo:font-size="16pt" style:font-size-asian="16pt" style:font-size-complex="16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v10.3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19" calcext:value-type="date">
            <text:p>19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(old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current on port 1 (old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(high accuracy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<text:span text:style-name="T1">Calibrate current on port 1 (high accuracy test system</text:span>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2" calcext:value-type="float">
            <text:p>2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3" calcext:value-type="float">
            <text:p>2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10.2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05" calcext:value-type="date">
            <text:p>05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stats</text:p>
          </table:table-cell>
          <table:table-cell office:value-type="string" calcext:value-type="string">
            <text:p>Check tool reports JSON stats from all CT6 on LAN. 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6_stats</text:p>
          </table:table-cell>
          <table:table-cell office:value-type="string" calcext:value-type="string">
            <text:p>Check ct6_stats is not supported on Windows platforms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7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1_2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8" calcext:value-type="date">
            <text:p>28/02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DB updated after upgrad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for valid MQTT server stats messages after upgrad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move factory.cfg file on CT6 and check uncalibrated msg is displayed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8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0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8" calcext:value-type="date">
            <text:p>28/02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9.9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2" table:number-rows-repeated="12">
          <table:table-cell table:style-name="Default" table:number-columns-repeated="4"/>
        </table:table-row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01" calcext:value-type="date">
            <text:p>01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2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3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4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5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6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7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8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9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table:number-columns-repeated="2"/>
          <table:table-cell table:content-validation-name="val1"/>
        </table:table-row>
      </table:table>
      <table:table table:name="v9.8" table:style-name="ta1"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5" table:number-columns-repeated="16380" table:default-cell-style-name="ce4"/>
        <table:table-row table:style-name="ro3">
          <table:table-cell table:style-name="ce3" office:value-type="string" calcext:value-type="string">
            <text:p>CT6 Testing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Date</text:p>
          </table:table-cell>
          <table:table-cell table:style-name="ce9" office:value-type="date" office:date-value="2025-02-23" calcext:value-type="date">
            <text:p>23/02/2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uild.sh</text:p>
          </table:table-cell>
          <table:table-cell office:value-type="string" calcext:value-type="string">
            <text:p>Check that the pytest test are executed and if they fail the build process fails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 is in message lo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Windows Test Cases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Install, check poetry env exists. Then uninstall and check it’s removed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3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4]+1" office:value-type="float" office:value="3" calcext:value-type="float">
            <text:p>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5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6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 table:number-rows-repeated="1048545">
          <table:table-cell table:number-columns-repeated="16384"/>
        </table:table-row>
        <table:table-row table:style-name="ro2" table:number-rows-repeated="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9.7" table:style-name="ta1"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5" table:number-columns-repeated="2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1" calcext:value-type="date">
            <text:p>21/02/25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Check 2.65 CT6 FW sends TIMESENT field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</table:table>
      <table:table table:name="9.5" table:style-name="ta1"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5" table:number-columns-repeated="16380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0" calcext:value-type="date">
            <text:p>20/02/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voltage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CT port current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 from CT6 uni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office:value-type="string" calcext:value-type="string">
            <text:p>ct6_mfg_tool</text:p>
          </table:table-cell>
          <table:table-cell office:value-type="string" calcext:value-type="string">
            <text:p>Ensure it’s still possible to pass a full factory test</text:p>
          </table:table-cell>
          <table:table-cell table:content-validation-name="val1" office:value-type="string" calcext:value-type="string">
            <text:p>Yes</text:p>
          </table:table-cell>
          <table:table-cell/>
          <table:table-cell table:style-name="ce8"/>
          <table:table-cell table:number-columns-repeated="16378"/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office:value-type="string" calcext:value-type="string">
            <text:p>ct6_dash_mgr</text:p>
          </table:table-cell>
          <table:table-cell office:value-type="string" calcext:value-type="string">
            <text:p>Check a username/password can be added to the webserver interfa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Ensure the database is updated from CT6 units detected on the house LA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 table:number-columns-repeated="16380"/>
        </table:table-row>
        <table:table-row table:style-name="ro1">
          <table:table-cell table:number-columns-repeated="3"/>
          <table:table-cell table:content-validation-name="val1"/>
          <table:table-cell table:number-columns-repeated="16380"/>
        </table:table-row>
        <table:table-row table:style-name="ro1">
          <table:table-cell table:formula="of:=[.A36]+1" office:value-type="float" office:value="11" calcext:value-type="float">
            <text:p>11</text:p>
          </table:table-cell>
          <table:table-cell table:formula="of:=[.B8]" office:value-type="string" office:string-value="ct6_configurator" calcext:value-type="string">
            <text:p>ct6_configurator</text:p>
          </table:table-cell>
          <table:table-cell table:formula="of:=[.C8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8.1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1-07" calcext:value-type="date">
            <text:p>07/11/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32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0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7.9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string" calcext:value-type="string">
            <text:p>20/7/2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18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2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8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7-07" calcext:value-type="date">
            <text:p>07/07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It would be useful if the user had a notification message (similar to current measurements) when the calibration was complete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2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3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4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5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6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table:formula="of:=[.A24]+1" office:value-type="float" office:value="17" calcext:value-type="float">
            <text:p>17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0]+1" office:value-type="float" office:value="20" calcext:value-type="float">
            <text:p>20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1]+1" office:value-type="float" office:value="21" calcext:value-type="float">
            <text:p>21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2]+1" office:value-type="float" office:value="22" calcext:value-type="float">
            <text:p>22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3]+1" office:value-type="float" office:value="23" calcext:value-type="float">
            <text:p>23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5">
          <table:table-cell table:formula="of:=[.A34]+1" office:value-type="float" office:value="24" calcext:value-type="float">
            <text:p>24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5]+1" office:value-type="float" office:value="25" calcext:value-type="float">
            <text:p>25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6]+1" office:value-type="float" office:value="26" calcext:value-type="float">
            <text:p>26</text:p>
          </table:table-cell>
          <table:table-cell table:formula="of:=[.B18]" office:value-type="string" office:string-value="ct6_configurator" calcext:value-type="string">
            <text:p>ct6_configurator</text:p>
          </table:table-cell>
          <table:table-cell table:formula="of:=[.C18]" office:value-type="string" office:string-value="Calibrate voltage measurement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7]+1" office:value-type="float" office:value="27" calcext:value-type="float">
            <text:p>27</text:p>
          </table:table-cell>
          <table:table-cell table:formula="of:=[.B19]" office:value-type="string" office:string-value="ct6_configurator" calcext:value-type="string">
            <text:p>ct6_configurator</text:p>
          </table:table-cell>
          <table:table-cell table:formula="of:=[.C19]" office:value-type="string" office:string-value="Calibrate port 1 current measurement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8]+1" office:value-type="float" office:value="28" calcext:value-type="float">
            <text:p>28</text:p>
          </table:table-cell>
          <table:table-cell table:formula="of:=[.B20]" office:value-type="string" office:string-value="ct6_configurator" calcext:value-type="string">
            <text:p>ct6_configurator</text:p>
          </table:table-cell>
          <table:table-cell table:formula="of:=[.C20]" office:value-type="string" office:string-value="Calibrate port 2 current measurement" calcext:value-type="string">
            <text:p>Calibrate port 2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39]+1" office:value-type="float" office:value="29" calcext:value-type="float">
            <text:p>29</text:p>
          </table:table-cell>
          <table:table-cell table:formula="of:=[.B21]" office:value-type="string" office:string-value="ct6_configurator" calcext:value-type="string">
            <text:p>ct6_configurator</text:p>
          </table:table-cell>
          <table:table-cell table:formula="of:=[.C21]" office:value-type="string" office:string-value="Calibrate port 3 current measurement" calcext:value-type="string">
            <text:p>Calibrate port 3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0]+1" office:value-type="float" office:value="30" calcext:value-type="float">
            <text:p>30</text:p>
          </table:table-cell>
          <table:table-cell table:formula="of:=[.B22]" office:value-type="string" office:string-value="ct6_configurator" calcext:value-type="string">
            <text:p>ct6_configurator</text:p>
          </table:table-cell>
          <table:table-cell table:formula="of:=[.C22]" office:value-type="string" office:string-value="Calibrate port 4 current measurement" calcext:value-type="string">
            <text:p>Calibrate port 4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1]+1" office:value-type="float" office:value="31" calcext:value-type="float">
            <text:p>31</text:p>
          </table:table-cell>
          <table:table-cell table:formula="of:=[.B23]" office:value-type="string" office:string-value="ct6_configurator" calcext:value-type="string">
            <text:p>ct6_configurator</text:p>
          </table:table-cell>
          <table:table-cell table:formula="of:=[.C23]" office:value-type="string" office:string-value="Calibrate port 5 current measurement" calcext:value-type="string">
            <text:p>Calibrate port 5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2]+1" office:value-type="float" office:value="32" calcext:value-type="float">
            <text:p>32</text:p>
          </table:table-cell>
          <table:table-cell table:formula="of:=[.B24]" office:value-type="string" office:string-value="ct6_configurator" calcext:value-type="string">
            <text:p>ct6_configurator</text:p>
          </table:table-cell>
          <table:table-cell table:formula="of:=[.C24]" office:value-type="string" office:string-value="Calibrate port 6 current measurement" calcext:value-type="string">
            <text:p>Calibrate port 6 current measurement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V7.7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 table:number-rows-repeated="4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5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06/10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QTT message are received by MQTT server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6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0]" office:value-type="string" office:string-value="ct6_db_store" calcext:value-type="string">
            <text:p>ct6_db_store</text:p>
          </table:table-cell>
          <table:table-cell table:formula="of:=[.C20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2]" office:value-type="string" office:string-value="ct6_dash" calcext:value-type="string">
            <text:p>ct6_dash</text:p>
          </table:table-cell>
          <table:table-cell table:formula="of:=[.C22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</table:table>
      <table:table table:name="V7.4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6/09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09:15:41.1330602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9:05:41.690162717</meta:creation-date>
    <dc:date>2025-03-19T09:37:02.143254261</dc:date>
    <meta:editing-duration>P1DT3H35M3S</meta:editing-duration>
    <meta:editing-cycles>72</meta:editing-cycles>
    <meta:generator>LibreOffice/24.2.7.2$Linux_X86_64 LibreOffice_project/420$Build-2</meta:generator>
    <meta:document-statistic meta:table-count="14" meta:cell-count="1144" meta:object-count="0"/>
  </office:meta>
</office:document-meta>
</file>